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ad7" officeooo:paragraph-rsid="001e5ad7"/>
    </style:style>
    <style:style style:name="P2" style:family="paragraph" style:parent-style-name="Standard">
      <style:text-properties officeooo:paragraph-rsid="001e5ad7"/>
    </style:style>
    <style:style style:name="P3" style:family="paragraph" style:parent-style-name="Standard" style:list-style-name="L1">
      <style:text-properties officeooo:paragraph-rsid="001e5ad7"/>
    </style:style>
    <style:style style:name="P4" style:family="paragraph" style:parent-style-name="Standard" style:list-style-name="L1">
      <style:text-properties officeooo:rsid="001e5ad7" officeooo:paragraph-rsid="001e5ad7"/>
    </style:style>
    <style:style style:name="P5" style:family="paragraph" style:parent-style-name="Standard" style:list-style-name="L2">
      <style:text-properties officeooo:rsid="001e5ad7" officeooo:paragraph-rsid="001e5ad7"/>
    </style:style>
    <style:style style:name="P6" style:family="paragraph" style:parent-style-name="Standard">
      <style:text-properties officeooo:rsid="001e5ad7" officeooo:paragraph-rsid="001e5ad7"/>
    </style:style>
    <style:style style:name="P7" style:family="paragraph" style:parent-style-name="Standard">
      <style:text-properties officeooo:rsid="001e5ad7" officeooo:paragraph-rsid="0020319e"/>
    </style:style>
    <style:style style:name="P8" style:family="paragraph" style:parent-style-name="Standard" style:list-style-name="L3">
      <style:text-properties officeooo:rsid="0020319e" officeooo:paragraph-rsid="0020319e"/>
    </style:style>
    <style:style style:name="P9" style:family="paragraph" style:parent-style-name="Standard">
      <style:text-properties officeooo:rsid="0020319e" officeooo:paragraph-rsid="0020319e"/>
    </style:style>
    <style:style style:name="P10" style:family="paragraph" style:parent-style-name="Standard">
      <style:text-properties officeooo:rsid="00217cbc" officeooo:paragraph-rsid="00217cbc"/>
    </style:style>
    <style:style style:name="P11" style:family="paragraph" style:parent-style-name="Standard">
      <style:text-properties officeooo:rsid="0021fe1d" officeooo:paragraph-rsid="0021fe1d"/>
    </style:style>
    <style:style style:name="P12" style:family="paragraph" style:parent-style-name="Standard">
      <style:text-properties officeooo:rsid="0023fb78" officeooo:paragraph-rsid="0023fb78"/>
    </style:style>
    <style:style style:name="P13" style:family="paragraph" style:parent-style-name="Standard">
      <style:text-properties officeooo:rsid="0025505c" officeooo:paragraph-rsid="0025505c"/>
    </style:style>
    <style:style style:name="P14" style:family="paragraph" style:parent-style-name="Standard">
      <style:text-properties officeooo:rsid="0025e694" officeooo:paragraph-rsid="0025e694"/>
    </style:style>
    <style:style style:name="P15" style:family="paragraph" style:parent-style-name="Standard">
      <style:text-properties fo:font-weight="bold" officeooo:rsid="0025e694" officeooo:paragraph-rsid="0025e694" style:font-weight-asian="bold" style:font-weight-complex="bold"/>
    </style:style>
    <style:style style:name="P16" style:family="paragraph" style:parent-style-name="Standard">
      <style:text-properties fo:font-weight="bold" officeooo:rsid="002607e3" officeooo:paragraph-rsid="002607e3" style:font-weight-asian="bold" style:font-weight-complex="bold"/>
    </style:style>
    <style:style style:name="P17" style:family="paragraph" style:parent-style-name="Standard">
      <style:text-properties fo:font-weight="bold" officeooo:rsid="002612de" officeooo:paragraph-rsid="002612de" style:font-weight-asian="bold" style:font-weight-complex="bold"/>
    </style:style>
    <style:style style:name="P18" style:family="paragraph" style:parent-style-name="Standard">
      <style:text-properties fo:font-weight="bold" officeooo:rsid="002729ea" officeooo:paragraph-rsid="002729ea" style:font-weight-asian="bold" style:font-weight-complex="bold"/>
    </style:style>
    <style:style style:name="T1" style:family="text">
      <style:text-properties officeooo:rsid="001e5ad7"/>
    </style:style>
    <style:style style:name="T2" style:family="text">
      <style:text-properties officeooo:rsid="0021fe1d"/>
    </style:style>
    <style:style style:name="T3" style:family="text">
      <style:text-properties officeooo:rsid="0025505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12d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i e Reti – Configurazione Macchina Virtuale</text:p>
      <text:p text:style-name="P1"/>
      <text:p text:style-name="P1">Installazione prima macchina → Client</text:p>
      <text:p text:style-name="P1"/>
      <text:p text:style-name="P1">-Lancio VirtualBox</text:p>
      <text:list xml:id="list3434984794440083272" text:style-name="L1">
        <text:list-item>
          <text:p text:style-name="P4">Nuova → Nome: clientmilani</text:p>
          <text:list>
            <text:list-item>
              <text:list>
                <text:list-header>
                  <text:p text:style-name="P3">→<text:span text:style-name="T1"> Tipo: Linux</text:span></text:p>
                  <text:p text:style-name="P3">→<text:span text:style-name="T1"> Versione: Debian64Bit</text:span></text:p>
                  <text:p text:style-name="P3">→<text:span text:style-name="T1"> Dim. Memoria: 1024 MB</text:span></text:p>
                </text:list-header>
              </text:list>
            </text:list-item>
          </text:list>
        </text:list-item>
      </text:list>
      <text:p text:style-name="P2"><text:tab/><text:tab/>→<text:span text:style-name="T1"> Disco fisso: crea</text:span></text:p>
      <text:p text:style-name="P1"><text:tab/><text:tab/><text:tab/>→ Tipo di <text:a xlink:type="simple" xlink:href="../../../../../../../VDI" text:style-name="Internet_20_link" text:visited-style-name="Visited_20_Internet_20_Link">file : VDI</text:a> → VirtualBox Disk Image</text:p>
      <text:p text:style-name="P1"><text:tab/><text:tab/><text:tab/>→ Archiviazione: Allocato dinamicamente(meno prestante ma più efficace)</text:p>
      <text:p text:style-name="P1"><text:tab/><text:tab/><text:tab/>→ Nome: clientmilani</text:p>
      <text:p text:style-name="P1"><text:tab/><text:tab/><text:tab/>→ Dimensione: 4GB</text:p>
      <text:list xml:id="list3676012586121924087" text:style-name="L2">
        <text:list-item>
          <text:p text:style-name="P5">Impostazioni</text:p>
          <text:list>
            <text:list-item>
              <text:list>
                <text:list-item>
                  <text:list>
                    <text:list-item>
                      <text:p text:style-name="P5">Sistema → Origine di avvio: Rete (non portare in cima!)</text:p>
                    </text:list-item>
                    <text:list-item>
                      <text:p text:style-name="P5">Rete 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→Avanzate</text:p>
      <text:p text:style-name="P7"><text:tab/><text:tab/><text:tab/><text:tab/>→ Indirizzo MAC : indirizzo generico non utilizzato da nessun <text:tab/><text:tab/><text:tab/><text:tab/><text:tab/><text:tab/><text:tab/> <text:s text:c="8"/>produttore, quindi può essere usato per le <text:tab/><text:tab/><text:tab/><text:tab/><text:tab/><text:tab/><text:tab/> <text:s text:c="8"/>virtualizzazioni<text:tab/></text:p>
      <text:list xml:id="list3000459110104072582" text:style-name="L3">
        <text:list-item>
          <text:p text:style-name="P8">Avvia → F12 → L</text:p>
        </text:list-item>
      </text:list>
      <text:p text:style-name="P9"><text:tab/><text:tab/><text:tab/> <text:s text:c="4"/>→ Debian Stretch amd 6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10/10/19</text:p>
      <text:p text:style-name="P10"/>
      <text:p text:style-name="P10">Demone chron → eseguire azioni in tempi determinati</text:p>
      <text:p text:style-name="P10"/>
      <text:p text:style-name="P10">Se il pc non è acceso a quell’ora, <text:span text:style-name="T2">l’azione verrà automaticamente saltata.</text:span></text:p>
      <text:p text:style-name="P10"/>
      <text:p text:style-name="P11">Anachron → collabora con chron, ed esegue i processi non legati agli orari, ma alla periodicità. </text:p>
      <text:p text:style-name="P11">Quindi al primo momento utile eseguirà.</text:p>
      <text:p text:style-name="P11"/>
      <text:p text:style-name="P11">Apt install anachron</text:p>
      <text:p text:style-name="P10"/>
      <text:p text:style-name="P12">→ <text:span text:style-name="T3">Mettere in rete il server</text:span></text:p>
      <text:p text:style-name="P10"/>
      <text:p text:style-name="P10"/>
      <text:p text:style-name="P13">Configurazione DHCP DMZ</text:p>
      <text:p text:style-name="P13"/>
      <text:p text:style-name="P14">Services:DHCP Server</text:p>
      <text:p text:style-name="P14">DMZ</text:p>
      <text:p text:style-name="P14">Enable</text:p>
      <text:p text:style-name="P14">Range → 192.168.101.100 to 192.168.101.199</text:p>
      <text:p text:style-name="P14"/>
      <text:p text:style-name="P14"/>
      <text:p text:style-name="P14">ServerMilani → Controllare che sia connesso a rete interna con dmz</text:p>
      <text:p text:style-name="P14">Impostazioni → Rete → Scheda 1 → Rete Interna a DMZ</text:p>
      <text:p text:style-name="P15">riavvia</text:p>
      <text:p text:style-name="P14"/>
      <text:p text:style-name="P15">ip addr <text:span text:style-name="T4">per testare se connesso a DMZ</text:span></text:p>
      <text:p text:style-name="P15"><text:span text:style-name="T4"/></text:p>
      <text:p text:style-name="P16"><text:span text:style-name="T4">ifup nomeinterfaccia</text:span></text:p>
      <text:p text:style-name="P16"><text:span text:style-name="T4">ifdown nomeinterfaccia</text:span></text:p>
      <text:p text:style-name="P16"><text:span text:style-name="T4"/></text:p>
      <text:p text:style-name="P16"><text:span text:style-name="T4">Configurare e deconfigurare un’interfaccia</text:span></text:p>
      <text:p text:style-name="P16"><text:span text:style-name="T4"/></text:p>
      <text:p text:style-name="P16"><text:span text:style-name="T4">/etc/resolv.conf</text:span></text:p>
      <text:p text:style-name="P16"><text:span text:style-name="T4"/></text:p>
      <text:p text:style-name="P16"><text:span text:style-name="T4">Uno dei file più critici di linux →</text:span><text:span text:style-name="T5"> File ad attuazione immediata</text:span></text:p>
      <text:p text:style-name="P15"><text:span text:style-name="T4"/></text:p>
      <text:p text:style-name="P16"><text:span text:style-name="T4">Mostra il dominio</text:span></text:p>
      <text:p text:style-name="P16"><text:span text:style-name="T4">Il search del dominio</text:span></text:p>
      <text:p text:style-name="P16"><text:span text:style-name="T4">E il server che viene usato come dns</text:span></text:p>
      <text:p text:style-name="P16"><text:span text:style-name="T4"/></text:p>
      <text:p text:style-name="P17"><text:span text:style-name="T4">cat → per visualizzare il file</text:span></text:p>
      <text:p text:style-name="P16"><text:span text:style-name="T4"/></text:p>
      <text:p text:style-name="P17"><text:span text:style-name="T4">Monowall con il dhcp mette come server dns sempre se stesso ma proiettato verso la direzione giusta</text:span></text:p>
      <text:p text:style-name="P17"><text:span text:style-name="T4"/></text:p>
      <text:p text:style-name="P17"><text:span text:style-name="T4"># apt install ssh</text:span></text:p>
      <text:p text:style-name="P17"><text:span text:style-name="T4"/></text:p>
      <text:p text:style-name="P18"><text:span text:style-name="T4">ssh </text:span><text:a xlink:type="simple" xlink:href="mailto:uds@192.168.101.100" text:style-name="Internet_20_link" text:visited-style-name="Visited_20_Internet_20_Link"><text:span text:style-name="T4">uds@192.168.101.100</text:span></text:a><text:span text:style-name="T4"> → non si può fare l’ssh da root, quindi bisogna accedere in uds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oft-page-break/><text:span text:style-name="T4">Rinumerare la re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2:20:19.790565109</meta:creation-date>
    <dc:date>2019-10-10T11:45:28.372352490</dc:date>
    <meta:editing-duration>PT19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48" meta:word-count="281" meta:character-count="1730" meta:non-whitespace-character-count="1440"/>
  </office:meta>
</office:document-meta>
</file>